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Noto Mono" svg:font-family="'Noto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84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9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6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35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6"/>
          <table:covered-table-cell table:number-columns-repeated="2" table:style-name="ce35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 memory: 8K @0x40400000, 6K @0x80000000</text:p>
          </table:table-cell>
          <table:covered-table-cell table:number-columns-repeated="4" table:style-name="ce4"/>
          <table:covered-table-cell table:style-name="ce26"/>
          <table:covered-table-cell table:style-name="ce35"/>
          <table:table-cell table:style-name="ce35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1077936128" calcext:value-type="float">
            <text:p>1077936128</text:p>
          </table:table-cell>
          <table:table-cell table:style-name="ce14" office:value-type="string" calcext:value-type="string">
            <text:p>0x40400000</text:p>
          </table:table-cell>
          <table:table-cell table:style-name="ce25"/>
          <table:table-cell table:style-name="ce32" table:formula="of:=IF(  MOD([.C6];[.B6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C6]+[.B6]*1024" office:value-type="float" office:value="1077944320" calcext:value-type="float">
            <text:p>1077944320</text:p>
          </table:table-cell>
          <table:table-cell table:style-name="ce25" table:formula="of:=CONCATENATE(&quot;0x&quot;;DEC2HEX([.C7]))" office:value-type="string" office:string-value="0x40402000" calcext:value-type="string">
            <text:p>0x40402000</text:p>
          </table:table-cell>
          <table:table-cell table:style-name="ce25"/>
          <table:table-cell table:style-name="ce32" table:formula="of:=IF(  MOD([.C7];[.B7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0" calcext:value-type="float">
            <text:p>30</text:p>
          </table:table-cell>
          <table:table-cell table:style-name="ce6" table:formula="of:=[.C7]+[.B7]*1024" office:value-type="float" office:value="1077946368" calcext:value-type="float">
            <text:p>1077946368</text:p>
          </table:table-cell>
          <table:table-cell table:style-name="ce25" table:formula="of:=CONCATENATE(&quot;0x&quot;;DEC2HEX([.C8]))" office:value-type="string" office:string-value="0x40402800" calcext:value-type="string">
            <text:p>0x40402800</text:p>
          </table:table-cell>
          <table:table-cell table:style-name="ce25"/>
          <table:table-cell table:style-name="ce32" table:formula="of:=IF(  MOD([.C8];[.B8]*1024)=0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8]+[.B8]*1024" office:value-type="float" office:value="1077977088" calcext:value-type="float">
            <text:p>1077977088</text:p>
          </table:table-cell>
          <table:table-cell table:style-name="ce25" table:formula="of:=CONCATENATE(&quot;0x&quot;;DEC2HEX([.C9]))" office:value-type="string" office:string-value="0x4040A000" calcext:value-type="string">
            <text:p>0x4040A000</text:p>
          </table:table-cell>
          <table:table-cell table:style-name="ce25"/>
          <table:table-cell table:style-name="ce32" table:formula="of:=IF(  MOD([.C9];[.B9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9]+[.B9]*1024" office:value-type="float" office:value="1077985280" calcext:value-type="float">
            <text:p>1077985280</text:p>
          </table:table-cell>
          <table:table-cell table:style-name="ce25" table:formula="of:=CONCATENATE(&quot;0x&quot;;DEC2HEX([.C10]))" office:value-type="string" office:string-value="0x4040C000" calcext:value-type="string">
            <text:p>0x4040C000</text:p>
          </table:table-cell>
          <table:table-cell table:style-name="ce25"/>
          <table:table-cell table:style-name="ce32" table:formula="of:=IF(  MOD([.C10];[.B10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ZONE4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10]+[.B10]*1024" office:value-type="float" office:value="1077993472" calcext:value-type="float">
            <text:p>1077993472</text:p>
          </table:table-cell>
          <table:table-cell table:style-name="ce25" table:formula="of:=CONCATENATE(&quot;0x&quot;;DEC2HEX([.C11]))" office:value-type="string" office:string-value="0x4040E000" calcext:value-type="string">
            <text:p>0x4040E000</text:p>
          </table:table-cell>
          <table:table-cell table:style-name="ce25"/>
          <table:table-cell table:style-name="ce32" table:formula="of:=IF(  MOD([.C11];[.B11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1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TIM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HEX2DEC(SUBSTITUTE([.D15];&quot;0x&quot;;&quot;&quot;))" office:value-type="float" office:value="2147483648" calcext:value-type="float">
            <text:p>2147483648</text:p>
          </table:table-cell>
          <table:table-cell table:style-name="ce14" office:value-type="string" calcext:value-type="string">
            <text:p>0x80000000</text:p>
          </table:table-cell>
          <table:table-cell table:style-name="ce25"/>
          <table:table-cell table:style-name="ce32" table:formula="of:=IF(  MOD([.C15];[.B15]*1024)=0; &quot;&quot;; &quot;!&quot;)" office:value-type="string" office:string-value="!" calcext:value-type="string">
            <text:p>!</text:p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15]+[.B15]*1024" office:value-type="float" office:value="2147489792" calcext:value-type="float">
            <text:p>2147489792</text:p>
          </table:table-cell>
          <table:table-cell table:style-name="ce25" table:formula="of:=CONCATENATE(&quot;0x&quot;;DEC2HEX([.C16]))" office:value-type="string" office:string-value="0x80001800" calcext:value-type="string">
            <text:p>0x80001800</text:p>
          </table:table-cell>
          <table:table-cell table:style-name="ce25"/>
          <table:table-cell table:style-name="ce32" table:formula="of:=IF(  MOD([.C16];[.B16]*1024)=0; &quot;&quot;; &quot;!&quot;)" office:value-type="string" office:string-value="!" calcext:value-type="string">
            <text:p>!</text:p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16]+[.B16]*1024" office:value-type="float" office:value="2147493888" calcext:value-type="float">
            <text:p>2147493888</text:p>
          </table:table-cell>
          <table:table-cell table:style-name="ce25" table:formula="of:=CONCATENATE(&quot;0x&quot;;DEC2HEX([.C17]))" office:value-type="string" office:string-value="0x80002800" calcext:value-type="string">
            <text:p>0x80002800</text:p>
          </table:table-cell>
          <table:table-cell table:style-name="ce25"/>
          <table:table-cell table:style-name="ce32" table:formula="of:=IF(  MOD([.C17];[.B17]*1024)=0; &quot;&quot;; &quot;!&quot;)">
            <text:p/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3" calcext:value-type="float">
            <text:p>3</text:p>
          </table:table-cell>
          <table:table-cell table:style-name="ce4" table:formula="of:=[.C17]+[.B17]*1024" office:value-type="float" office:value="2147495936" calcext:value-type="float">
            <text:p>2147495936</text:p>
          </table:table-cell>
          <table:table-cell table:style-name="ce25" table:formula="of:=CONCATENATE(&quot;0x&quot;;DEC2HEX([.C18]))" office:value-type="string" office:string-value="0x80003000" calcext:value-type="string">
            <text:p>0x80003000</text:p>
          </table:table-cell>
          <table:table-cell table:style-name="ce25"/>
          <table:table-cell table:style-name="ce32" table:formula="of:=IF(  MOD([.C18];[.B18]*1024)=0; &quot;&quot;; &quot;!&quot;)" office:value-type="string" office:string-value="!" calcext:value-type="string">
            <text:p>!</text:p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1" calcext:value-type="float">
            <text:p>1</text:p>
          </table:table-cell>
          <table:table-cell table:style-name="ce4" table:formula="of:=[.C18]+[.B18]*1024" office:value-type="float" office:value="2147499008" calcext:value-type="float">
            <text:p>2147499008</text:p>
          </table:table-cell>
          <table:table-cell table:style-name="ce25" table:formula="of:=CONCATENATE(&quot;0x&quot;;DEC2HEX([.C19]))" office:value-type="string" office:string-value="0x80003C00" calcext:value-type="string">
            <text:p>0x80003C00</text:p>
          </table:table-cell>
          <table:table-cell table:style-name="ce25"/>
          <table:table-cell table:style-name="ce32" table:formula="of:=IF(  MOD([.C19];[.B19]*1024)=0; &quot;&quot;; &quot;!&quot;)">
            <text:p/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5:.B19])" office:value-type="float" office:value="16" calcext:value-type="float">
            <text:p>16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 table:number-rows-repeated="8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Noto Mono" svg:font-family="'Noto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8:26:50.530703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4T18:28:38.292857224</dc:date>
    <meta:editing-cycles>38</meta:editing-cycles>
    <meta:editing-duration>PT4H4M15S</meta:editing-duration>
    <meta:generator>LibreOffice/6.1.5.2$Linux_X86_64 LibreOffice_project/10$Build-2</meta:generator>
    <meta:document-statistic meta:table-count="1" meta:cell-count="69" meta:object-count="0"/>
  </office:meta>
</office:document-meta>
</file>